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5740" officeooo:paragraph-rsid="0009574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5740" officeooo:paragraph-rsid="0009574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31f9" officeooo:paragraph-rsid="000b31f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bea7" officeooo:paragraph-rsid="000bbea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71ed" officeooo:paragraph-rsid="000c71e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71ed" officeooo:paragraph-rsid="000ce6b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e6be" officeooo:paragraph-rsid="000ce6b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d0725" officeooo:paragraph-rsid="000d0725" style:font-weight-asian="normal" style:font-weight-complex="normal"/>
    </style:style>
    <style:style style:name="T1" style:family="text">
      <style:text-properties officeooo:rsid="000ce6be"/>
    </style:style>
    <style:style style:name="T2" style:family="text">
      <style:text-properties officeooo:rsid="000e28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 112 Exam 1 Solution</text:p>
      <text:p text:style-name="P1"/>
      <text:p text:style-name="P2">1</text:p>
      <text:p text:style-name="P2">(a) stores static data known at assemble time</text:p>
      <text:p text:style-name="P2">b activation records for para locals return address etc</text:p>
      <text:p text:style-name="P2"/>
      <text:p text:style-name="P2">b lexical checks spelling of tokens</text:p>
      <text:p text:style-name="P2">syntax<text:tab/>checks grammar of statements</text:p>
      <text:p text:style-name="P2">semantic<text:tab/>checks meaning type system</text:p>
      <text:p text:style-name="P2">code generation generate assembly code</text:p>
      <text:p text:style-name="P2"/>
      <text:p text:style-name="P2">c</text:p>
      <text:p text:style-name="P2"><text:tab/><text:tab/>cpu→ mem→ I/O controller → I/O</text:p>
      <text:p text:style-name="P2"/>
      <text:p text:style-name="P2">2</text:p>
      <text:p text:style-name="P2"/>
      <text:p text:style-name="P3">a</text:p>
      <text:p text:style-name="P2">0~(128M – 1)<text:tab/><text:tab/>2^7 x 2^20 – 1 <text:s text:c="2"/>- <text:s text:c="2"/>2^27 – 1 =&gt; 07FF FFFF</text:p>
      <text:p text:style-name="P2"/>
      <text:p text:style-name="P3">b</text:p>
      <text:p text:style-name="P3">(16^2 x 2) + (16 x 7)</text:p>
      <text:p text:style-name="P3">address 414 contains 02</text:p>
      <text:p text:style-name="P3">address 413 contains 70</text:p>
      <text:p text:style-name="P3">LittleEnd Mode <text:s/>[02][70] <text:s/>=&gt; <text:s/>624 KB</text:p>
      <text:p text:style-name="P3"/>
      <text:p text:style-name="P4">3</text:p>
      <text:p text:style-name="P4"/>
      <text:p text:style-name="P4">a</text:p>
      <text:p text:style-name="P4">FFFF FF66<text:line-break/></text:p>
      <text:p text:style-name="P4">b</text:p>
      <text:p text:style-name="P4">4225 0000</text:p>
      <text:p text:style-name="P4"/>
      <text:p text:style-name="P4">c</text:p>
      <text:p text:style-name="P4">-2^(k-1) ~ 2^(k-1) -1</text:p>
      <text:p text:style-name="P4"/>
      <text:p text:style-name="P4">4</text:p>
      <text:p text:style-name="P4"/>
      <text:p text:style-name="P4">a</text:p>
      <text:p text:style-name="P4">D3 , NO, CF=1, NO, OF=1</text:p>
      <text:p text:style-name="P4"/>
      <text:p text:style-name="P4">b</text:p>
      <text:p text:style-name="P4">7737, NO, CF=1, NO, OF=1</text:p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5</text:p>
      <text:p text:style-name="P5"/>
      <text:p text:style-name="P5">a</text:p>
      <text:p text:style-name="P5">8A [11 001 111] = 8A CF <text:s/></text:p>
      <text:p text:style-name="P5"/>
      <text:p text:style-name="P5">b</text:p>
      <text:p text:style-name="P6">6 Bytes</text:p>
      <text:p text:style-name="P6">7 Bytes</text:p>
      <text:p text:style-name="P5"/>
      <text:p text:style-name="P5">c</text:p>
      <text:p text:style-name="P5">CF(1), OF(0), SF(0), ZF(0), PF(0)</text:p>
      <text:p text:style-name="P5"/>
      <text:p text:style-name="P7">6</text:p>
      <text:p text:style-name="P7"/>
      <text:p text:style-name="P7">a</text:p>
      <text:p text:style-name="P7">AX x BX =&gt; DX : AX</text:p>
      <text:p text:style-name="P8">DX: 0011</text:p>
      <text:p text:style-name="P8">AX: FDF6</text:p>
      <text:p text:style-name="P8">BX: 0012</text:p>
      <text:p text:style-name="P8">CF: 1, OF:1</text:p>
      <text:p text:style-name="P8"/>
      <text:p text:style-name="P8">b</text:p>
      <text:p text:style-name="P8">DX: 0000</text:p>
      <text:p text:style-name="P8">AX: FDF6</text:p>
      <text:p text:style-name="P8">BX: 0012</text:p>
      <text:p text:style-name="P8">CF: <text:span text:style-name="T2">0</text:span>, OF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30:15.952000000</meta:creation-date>
    <dc:date>2015-03-05T11:59:03.310000000</dc:date>
    <meta:editing-duration>PT28M44S</meta:editing-duration>
    <meta:editing-cycles>7</meta:editing-cycles>
    <meta:generator>LibreOffice/4.4.0.3$Windows_x86 LibreOffice_project/de093506bcdc5fafd9023ee680b8c60e3e0645d7</meta:generator>
    <meta:document-statistic meta:table-count="0" meta:image-count="0" meta:object-count="0" meta:page-count="2" meta:paragraph-count="50" meta:word-count="162" meta:character-count="725" meta:non-whitespace-character-count="597"/>
  </office:meta>
</office:document-meta>
</file>